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5.059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Figura 0</text:p>
          </table:table-cell>
          <table:table-cell table:style-name="ce2" office:value-type="string" calcext:value-type="string">
            <text:p>Italiano</text:p>
          </table:table-cell>
          <table:table-cell table:style-name="ce2" office:value-type="string" calcext:value-type="string">
            <text:p>Inglese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 table:number-columns-spanned="1" table:number-rows-spanned="2">
            <text:p>Accedi. Registrati</text:p>
          </table:table-cell>
          <table:table-cell office:value-type="string" calcext:value-type="string" table:number-columns-spanned="1" table:number-rows-spanned="2">
            <text:p>Login . Register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Figura 1</text:p>
          </table:table-cell>
          <table:table-cell office:value-type="string" calcext:value-type="string" table:number-columns-spanned="1" table:number-rows-spanned="2">
            <text:p>scambio di servizi tra privati.Inizia a risparmiare per riparare il tuo smartphone,computer o qualunque apparato elettronico;oppure ricevi assistenza per la rimozione di virus o l'istallazione di un qualunque programma informatico. Accedi. Registrati.</text:p>
          </table:table-cell>
          <table:table-cell office:value-type="string" calcext:value-type="string" table:number-columns-spanned="1" table:number-rows-spanned="2">
            <text:p>exchange of services between privates. Start by saving to adjust your smartphone,pc,or any other electronic item; or get assistance for your virus' rimotion or to install any computer program. LOGIN REGISTER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Figura 2</text:p>
          </table:table-cell>
          <table:table-cell office:value-type="string" calcext:value-type="string" table:number-columns-spanned="1" table:number-rows-spanned="2">
            <text:p>Come funziona? Scambio di servizi tra privati.Di che servizio hai bisogno? Cerca. Inserisci luogo in cui ti trovi. Citta, codice postale, via. Visualizza sulla mappa chi e' piu' vicino a te per darti assistenza. Amplia raggio d'azione:km. Accedi. Registrati</text:p>
          </table:table-cell>
          <table:table-cell office:value-type="string" calcext:value-type="string" table:number-columns-spanned="1" table:number-rows-spanned="2">
            <text:p>How does it work? Exchange of services between privates. Which service do you need? SEARCH. Insert your location. City,postal code, street. Look at the map:who's the nearest person to get assistance from? Wider view:km. LOGIN REGISTER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3</text:p>
          </table:table-cell>
          <table:table-cell office:value-type="string" calcext:value-type="string" table:number-columns-spanned="1" table:number-rows-spanned="2">
            <text:p>come funziona? Scambio di servizi tra privati.visualizza il suo profilo e leggi i feedback dei clienti, contattalo! Nickname. Professione. Accedi. Registrati</text:p>
          </table:table-cell>
          <table:table-cell office:value-type="string" calcext:value-type="string" table:number-columns-spanned="1" table:number-rows-spanned="2">
            <text:p>how does it work? Exchange of services between privates.Have a look to his profile and read the clients' feedbach. Contact him! Nickname. Profession. LOGIN REGISTER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5</text:p>
          </table:table-cell>
          <table:table-cell office:value-type="string" calcext:value-type="string" table:number-columns-spanned="1" table:number-rows-spanned="2">
            <text:p>accedi con facebook. Accedi con twitter. Accedi con google.accedi. Registrati- registrandoti accetti i termini del servizio , informativa sulla privacy, condizioni di rimborso ospiti e termini della garanzia host di Myzubster</text:p>
          </table:table-cell>
          <table:table-cell office:value-type="string" calcext:value-type="string" table:number-columns-spanned="1" table:number-rows-spanned="2">
            <text:p>Login with facebook. Login with twitter. Login with google. By registring , you accept <text:s/>terms and conditions, privacy policy ,repayment terms, warrenty terms of host of MYZUBSTER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6</text:p>
          </table:table-cell>
          <table:table-cell office:value-type="string" calcext:value-type="string" table:number-columns-spanned="1" table:number-rows-spanned="2">
            <text:p>indirizzo mail. Password. Nome. Cognome. Registrati</text:p>
          </table:table-cell>
          <table:table-cell office:value-type="string" calcext:value-type="string" table:number-columns-spanned="1" table:number-rows-spanned="2">
            <text:p>Mail address. Password. Name. Surname. REGISTER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7</text:p>
          </table:table-cell>
          <table:table-cell office:value-type="string" calcext:value-type="string" table:number-columns-spanned="1" table:number-rows-spanned="2">
            <text:p>scambio di servizi tra privati.trova. Offri.</text:p>
          </table:table-cell>
          <table:table-cell office:value-type="string" calcext:value-type="string" table:number-columns-spanned="1" table:number-rows-spanned="2">
            <text:p>SEARCH. OFFER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8</text:p>
          </table:table-cell>
          <table:table-cell office:value-type="string" calcext:value-type="string" table:number-columns-spanned="1" table:number-rows-spanned="2">
            <text:p>crea il tuo profilo ed inizia ad offrire i tuoi servizi.nickname. E-mail . Telefono.indirizzo. Citta'. Nazione. Data di nascita. Scegli il tuo avatar.</text:p>
          </table:table-cell>
          <table:table-cell office:value-type="string" calcext:value-type="string" table:number-columns-spanned="1" table:number-rows-spanned="2">
            <text:p>CREATE YOUR OWN PROFILE and start with offering your services. Nickname. E-mail.telephone number. Address. City. Nationality. Date of birth. Choose your avatar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Figura 8b</text:p>
          </table:table-cell>
          <table:table-cell office:value-type="string" calcext:value-type="string">
            <text:p>Crea il tuo profilo e comincia ad offrire i tuoi servizi</text:p>
          </table:table-cell>
          <table:table-cell office:value-type="string" calcext:value-type="string">
            <text:p>CREATE YOUR OWN PROFILE and start with offering your service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a 8c</text:p>
          </table:table-cell>
          <table:table-cell office:value-type="string" calcext:value-type="string">
            <text:p>Crea il tuo profilo e comincia ad offrire i tuoi servizi, Descrivi le tue competenze , Elenco Categorie</text:p>
          </table:table-cell>
          <table:table-cell office:value-type="string" calcext:value-type="string">
            <text:p>Describe your abilities. Categories' list.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 table:number-columns-spanned="1" table:number-rows-spanned="2">
            <text:p>Figura 9</text:p>
          </table:table-cell>
          <table:table-cell office:value-type="string" calcext:value-type="string" table:number-columns-spanned="1" table:number-rows-spanned="2">
            <text:p>Trova Fornitore , Cerca per Professione oppure cerca per categoria , Elenco categorie , Smartphone Tablet Rimozione Virus Pc Mac Modem</text:p>
          </table:table-cell>
          <table:table-cell office:value-type="string" calcext:value-type="string" table:number-columns-spanned="1" table:number-rows-spanned="2">
            <text:p>Find a supplier and start to save. Search by profession. Search by category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10</text:p>
          </table:table-cell>
          <table:table-cell office:value-type="string" calcext:value-type="string" table:number-columns-spanned="1" table:number-rows-spanned="2">
            <text:p>Trova Fornitore Oppure cerca per categoria, elenco categorie , inserisci il luogo in cui ti trovi , cerca, visualizza lista nel raggio di 20km</text:p>
          </table:table-cell>
          <table:table-cell office:value-type="string" calcext:value-type="string" table:number-columns-spanned="1" table:number-rows-spanned="2">
            <text:p>Search by profession. Search. Search by category. Categories' list. Insert your location. Search. Show the list within 20 km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11</text:p>
          </table:table-cell>
          <table:table-cell office:value-type="string" calcext:value-type="string" table:number-columns-spanned="1" table:number-rows-spanned="2">
            <text:p>Trova fornitore e incomincia a risparmiare, visualizza lista nel raggio di 20km amplia raggio d'azione : Km Visualizza il profilo del fornitore , nickname professione Assistenza pc , ripristino schermi Iphone Ottima conoscenza PhotoShop</text:p>
          </table:table-cell>
          <table:table-cell office:value-type="string" calcext:value-type="string" table:number-columns-spanned="1" table:number-rows-spanned="2">
            <text:p>FIND A SUPPLIER and start to save. Show the list within 20 km. Wider action view:km. Show supplier's profile. Nickname. Profession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11b</text:p>
          </table:table-cell>
          <table:table-cell office:value-type="string" calcext:value-type="string" table:number-columns-spanned="1" table:number-rows-spanned="2">
            <text:p>Trova Fornitore e comincia a risparmiare!Visualizza il profilo del fornitore , nickname Simo80 Professione Tecnico informatico Assistenza Pc Ripristino schermi Iphone Ottima conoscenza PhotoShop</text:p>
          </table:table-cell>
          <table:table-cell office:value-type="string" calcext:value-type="string" table:number-columns-spanned="1" table:number-rows-spanned="2">
            <text:p>Find a supplier and start to save.show the supplier's profile. Nickname. Profession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Figura 11c</text:p>
          </table:table-cell>
          <table:table-cell office:value-type="string" calcext:value-type="string" table:number-columns-spanned="1" table:number-rows-spanned="2">
            <text:p>Trova Fornitore e comincia a risparmiare! Professione Tecnico Informatico Assistenza Pc Ripristino schermi I-phone Ottima conoscenza PhotoShop Esperienza professionali , online, Offline</text:p>
          </table:table-cell>
          <table:table-cell office:value-type="string" calcext:value-type="string" table:number-columns-spanned="1" table:number-rows-spanned="2">
            <text:p>find a supplier and start to save. Professional experience:excellent knowledge of... ONLINE OFFLINE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1:39:39.12088167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43:22.384186510</meta:creation-date>
    <dc:date>2016-02-26T11:45:10.447638747</dc:date>
    <meta:editing-duration>PT1H35M17S</meta:editing-duration>
    <meta:editing-cycles>17</meta:editing-cycles>
    <meta:generator>LibreOffice/4.3.3.2$Linux_x86 LibreOffice_project/430m0$Build-2</meta:generator>
    <meta:document-statistic meta:table-count="1" meta:cell-count="47" meta:object-count="0"/>
  </office:meta>
</office:document-meta>
</file>